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1" text:anchor-type="paragraph" svg:width="10.5043in" svg:height="8.2665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Joris Bremond</meta:initial-creator>
    <meta:creation-date>2009-06-23T10:54:30</meta:creation-date>
    <dc:date>2009-07-28T13:39:09</dc:date>
    <meta:editing-cycles>4</meta:editing-cycles>
    <meta:editing-duration>PT01H34M49S</meta:editing-duration>
    <meta:document-statistic meta:table-count="0" meta:image-count="0" meta:object-count="1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1.4916429519653pt" style:font-size-asian="11.4916429519653pt" style:font-size-complex="11.4916429519653pt"/>
    </style:style>
    <style:style style:name="ch3" style:family="chart">
      <style:graphic-properties draw:stroke="none" svg:stroke-color="#b3b3b3" draw:fill="none" draw:fill-color="#e6e6e6"/>
      <style:text-properties fo:font-size="7.07178068161011pt" style:font-size-asian="7.07178068161011pt" style:font-size-complex="7.07178068161011pt"/>
    </style:style>
    <style:style style:name="ch4" style:family="chart">
      <style:chart-properties chart:interpolation="cubic-spline" chart:connect-bars="false" chart:spline-order="3" chart:sort-by-x-value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7.95575284957886pt" style:font-size-asian="7.95575284957886pt" style:font-size-complex="7.95575284957886pt"/>
    </style:style>
    <style:style style:name="ch7" style:family="chart">
      <style:chart-properties style:rotation-angle="90"/>
      <style:text-properties fo:font-size="7.95575284957886pt" style:font-size-asian="7.95575284957886pt" style:font-size-complex="7.95575284957886pt"/>
    </style:style>
    <style:style style:name="ch8" style:family="chart">
      <style:graphic-properties svg:stroke-color="#b3b3b3"/>
    </style:style>
    <style:style style:name="ch9" style:family="chart">
      <style:chart-properties chart:symbol-type="none" chart:data-label-number="value" chart:data-label-text="false" chart:data-label-symbol="fals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 chart:data-label-number="value" chart:data-label-text="false" chart:data-label-symbol="fals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 chart:data-label-number="value" chart:data-label-text="false" chart:data-label-symbol="fals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6.68cm" svg:height="20.997cm" chart:class="chart:line" chart:style-name="ch1">
        <chart:title svg:x="9.642cm" svg:y="0.419cm" chart:style-name="ch2">
          <text:p>Mysql Benchmark - with and without DRBD</text:p>
        </chart:title>
        <chart:legend chart:legend-position="end" svg:x="21.768cm" svg:y="9.942cm" chart:style-name="ch3"/>
        <chart:plot-area chart:style-name="ch4" chart:data-source-has-labels="both" svg:x="0.888cm" svg:y="1.287cm" svg:width="20.346cm" svg:height="18.624cm">
          <chart:axis chart:dimension="x" chart:name="primary-x" chart:style-name="ch5">
            <chart:title svg:x="8.311cm" svg:y="19.842cm" chart:style-name="ch6">
              <text:p>Number of queries launched by 16 clients (*16)</text:p>
            </chart:title>
            <chart:categories table:cell-range-address="local-table.$A$2:.$A$9"/>
          </chart:axis>
          <chart:axis chart:dimension="y" chart:name="primary-y" chart:style-name="ch5">
            <chart:title svg:x="0.536cm" svg:y="11.527cm" chart:style-name="ch7">
              <text:p>Time in second (s)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series chart:style-name="ch10" chart:values-cell-range-address="local-table.$C$2:.$C$9" chart:label-cell-address="local-table.$C$1" chart:class="chart:line">
            <chart:data-point chart:repeated="8"/>
          </chart:series>
          <chart:series chart:style-name="ch11" chart:values-cell-range-address="local-table.$D$2:.$D$9" chart:label-cell-address="local-table.$D$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DRBD</text:p>
              </table:table-cell>
              <table:table-cell office:value-type="string">
                <text:p>with DRBD(non saturated network)</text:p>
              </table:table-cell>
              <table:table-cell office:value-type="string">
                <text:p>With DRBD(saturated network)</text:p>
              </table:table-cell>
            </table:table-row>
          </table:table-header-rows>
          <table:table-rows>
            <table:table-row>
              <table:table-cell office:value-type="string">
                <text:p>5000</text:p>
              </table:table-cell>
              <table:table-cell office:value-type="float" office:value="3.66754">
                <text:p>3.66754</text:p>
              </table:table-cell>
              <table:table-cell office:value-type="float" office:value="3.66014">
                <text:p>3.66014</text:p>
              </table:table-cell>
              <table:table-cell office:value-type="float" office:value="8.75394">
                <text:p>8.75394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7.5089">
                <text:p>7.5089</text:p>
              </table:table-cell>
              <table:table-cell office:value-type="float" office:value="7.80468">
                <text:p>7.80468</text:p>
              </table:table-cell>
              <table:table-cell office:value-type="float" office:value="18.95129">
                <text:p>18.95129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14.95231">
                <text:p>14.95231</text:p>
              </table:table-cell>
              <table:table-cell office:value-type="float" office:value="16.23137">
                <text:p>16.23137</text:p>
              </table:table-cell>
              <table:table-cell office:value-type="float" office:value="41.36829">
                <text:p>41.36829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31.43222">
                <text:p>31.43222</text:p>
              </table:table-cell>
              <table:table-cell office:value-type="float" office:value="32.81638">
                <text:p>32.81638</text:p>
              </table:table-cell>
              <table:table-cell office:value-type="float" office:value="82.85978">
                <text:p>82.85978</text:p>
              </table:table-cell>
            </table:table-row>
            <table:table-row>
              <table:table-cell office:value-type="string">
                <text:p>80000</text:p>
              </table:table-cell>
              <table:table-cell office:value-type="float" office:value="61.62413">
                <text:p>61.62413</text:p>
              </table:table-cell>
              <table:table-cell office:value-type="float" office:value="66.76942">
                <text:p>66.76942</text:p>
              </table:table-cell>
              <table:table-cell office:value-type="float" office:value="169.6394">
                <text:p>169.6394</text:p>
              </table:table-cell>
            </table:table-row>
            <table:table-row>
              <table:table-cell office:value-type="string">
                <text:p>160000</text:p>
              </table:table-cell>
              <table:table-cell office:value-type="float" office:value="124.32133">
                <text:p>124.32133</text:p>
              </table:table-cell>
              <table:table-cell office:value-type="float" office:value="134.03618">
                <text:p>134.03618</text:p>
              </table:table-cell>
              <table:table-cell office:value-type="float" office:value="342.22768">
                <text:p>342.22768</text:p>
              </table:table-cell>
            </table:table-row>
            <table:table-row>
              <table:table-cell office:value-type="string">
                <text:p>320000</text:p>
              </table:table-cell>
              <table:table-cell office:value-type="float" office:value="247.98773">
                <text:p>247.98773</text:p>
              </table:table-cell>
              <table:table-cell office:value-type="float" office:value="264.56148">
                <text:p>264.56148</text:p>
              </table:table-cell>
              <table:table-cell office:value-type="float" office:value="682.21249">
                <text:p>682.21249</text:p>
              </table:table-cell>
            </table:table-row>
            <table:table-row>
              <table:table-cell office:value-type="string">
                <text:p>640000</text:p>
              </table:table-cell>
              <table:table-cell office:value-type="float" office:value="496.60279">
                <text:p>496.60279</text:p>
              </table:table-cell>
              <table:table-cell office:value-type="float" office:value="536.76649">
                <text:p>536.76649</text:p>
              </table:table-cell>
              <table:table-cell office:value-type="float" office:value="1375.1245">
                <text:p>1375.1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